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1023e4" officeooo:paragraph-rsid="001023e4"/>
    </style:style>
    <style:style style:name="P5" style:family="paragraph" style:parent-style-name="Standard">
      <style:text-properties style:font-name="Arial" officeooo:rsid="000bb9a5" officeooo:paragraph-rsid="000bb9a5"/>
    </style:style>
    <style:style style:name="T1" style:family="text">
      <style:text-properties fo:font-weight="bold" officeooo:rsid="001023e4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picy Honey Shrimp </text:span><text:s/></text:p>
      <text:p text:style-name="P2"/>
      <text:p text:style-name="P1"/>
      <text:p text:style-name="P1"><text:span text:style-name="T2">Amount</text:span><text:tab/><text:tab/><text:span text:style-name="T2">Ingredient</text:span></text:p>
      <text:p text:style-name="P1"/>
      <text:p text:style-name="P4">½ Cup<text:tab/><text:tab/><text:tab/>Honey</text:p>
      <text:p text:style-name="P4">¼ Cup<text:tab/><text:tab/><text:tab/>Soy Sauce</text:p>
      <text:p text:style-name="P4">1 tsp<text:tab/><text:tab/><text:tab/>Sesame Seeds</text:p>
      <text:p text:style-name="P4">2 Cloves<text:tab/><text:tab/>Garlic</text:p>
      <text:p text:style-name="P4">¼ tsp<text:tab/><text:tab/><text:tab/>Chili Paste</text:p>
      <text:p text:style-name="P4"/>
      <text:p text:style-name="P4">1 Lb<text:tab/><text:tab/><text:tab/>Shrimp (Fresh or Frozen)</text:p>
      <text:p text:style-name="P1"/>
      <text:p text:style-name="P3">Cooking Instructions:</text:p>
      <text:p text:style-name="P1"/>
      <text:p text:style-name="P1"/>
      <text:p text:style-name="P4">Combine sauce ingredients and pour over Shrimp</text:p>
      <text:p text:style-name="P4"/>
      <text:p text:style-name="P4">Broil 6-7 Minutes or until shrimp cook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9T15:26:21.406000000</meta:creation-date>
    <meta:editing-duration>PT3M56S</meta:editing-duration>
    <meta:editing-cycles>2</meta:editing-cycles>
    <meta:generator>LibreOffice/6.3.2.2$Windows_X86_64 LibreOffice_project/98b30e735bda24bc04ab42594c85f7fd8be07b9c</meta:generator>
    <dc:date>2020-01-19T15:30:16.202000000</dc:date>
    <meta:document-statistic meta:table-count="0" meta:image-count="0" meta:object-count="0" meta:page-count="1" meta:paragraph-count="11" meta:word-count="45" meta:character-count="261" meta:non-whitespace-character-count="213"/>
  </office:meta>
</office:document-meta>
</file>